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ddddd" style:font-name="Droid Sans Mono" fo:font-size="10.5pt" fo:font-weight="normal" fo:background-color="#31312e"/>
    </style:style>
    <style:style style:name="P2" style:family="paragraph" style:parent-style-name="Standard">
      <style:paragraph-properties fo:text-align="start" style:justify-single-word="false"/>
      <style:text-properties fo:color="#dddddd" style:font-name="Droid Sans Mono" fo:font-size="10.5pt" fo:font-weight="normal" officeooo:rsid="0005420e" officeooo:paragraph-rsid="0005420e" fo:background-color="#31312e"/>
    </style:style>
    <style:style style:name="P3" style:family="paragraph" style:parent-style-name="Standard">
      <style:paragraph-properties style:line-height-at-least="0.503cm" fo:text-align="start" style:justify-single-word="false"/>
      <style:text-properties fo:color="#dddddd" style:font-name="Droid Sans Mono" fo:font-size="10.5pt" fo:font-weight="normal" officeooo:rsid="0005420e" officeooo:paragraph-rsid="0005420e" fo:background-color="#31312e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style:line-height-at-least="0.503cm"/>
      <style:text-properties fo:color="#b5b3aa" style:font-name="Droid Sans Mono" fo:font-size="10.5pt" fo:font-weight="normal" fo:background-color="#31312e"/>
    </style:style>
    <style:style style:name="P6" style:family="paragraph" style:parent-style-name="normal">
      <style:paragraph-properties fo:text-align="center" style:justify-single-word="false"/>
      <style:text-properties officeooo:rsid="0005420e" officeooo:paragraph-rsid="0005420e"/>
    </style:style>
    <style:style style:name="P7" style:family="paragraph" style:parent-style-name="normal">
      <style:paragraph-properties fo:text-align="start" style:justify-single-word="false"/>
      <style:text-properties officeooo:rsid="0005420e" officeooo:paragraph-rsid="0005420e"/>
    </style:style>
    <style:style style:name="P8" style:family="paragraph" style:parent-style-name="normal">
      <style:paragraph-properties style:line-height-at-least="0.503cm" fo:text-align="start" style:justify-single-word="false"/>
      <style:text-properties fo:color="#000000" style:font-name="Droid Sans Mono" fo:font-size="10.5pt" fo:font-weight="normal" officeooo:rsid="0005420e" officeooo:paragraph-rsid="0005420e" fo:background-color="#ffffff"/>
    </style:style>
    <style:style style:name="P9" style:family="paragraph" style:parent-style-name="Standard">
      <style:paragraph-properties style:line-height-at-least="0.503cm"/>
      <style:text-properties fo:color="#b5b3aa" style:font-name="Droid Sans Mono" fo:font-size="10.5pt" fo:font-weight="normal" fo:background-color="#31312e"/>
    </style:style>
    <style:style style:name="P10" style:family="paragraph" style:parent-style-name="Standard">
      <style:paragraph-properties style:line-height-at-least="0.503cm"/>
      <style:text-properties fo:color="#dddddd" style:font-name="Droid Sans Mono" fo:font-size="10.5pt" fo:font-weight="normal" fo:background-color="#31312e"/>
    </style:style>
    <style:style style:name="P11" style:family="paragraph" style:parent-style-name="Standard">
      <style:paragraph-properties style:line-height-at-least="0.503cm"/>
      <style:text-properties fo:color="#6c6c66" style:font-name="Droid Sans Mono" fo:font-size="10.5pt" fo:font-style="italic" fo:font-weight="normal" fo:background-color="#31312e"/>
    </style:style>
    <style:style style:name="P12" style:family="paragraph" style:parent-style-name="Standard">
      <style:paragraph-properties style:line-height-at-least="0.503cm"/>
      <style:text-properties fo:color="#747c84" style:font-name="Droid Sans Mono" fo:font-size="10.5pt" fo:font-style="italic" fo:font-weight="normal" fo:background-color="#31312e"/>
    </style:style>
    <style:style style:name="P13" style:family="paragraph" style:parent-style-name="Standard">
      <style:paragraph-properties style:line-height-at-least="0.503cm"/>
    </style:style>
    <style:style style:name="P14" style:family="paragraph" style:parent-style-name="normal" style:master-page-name="Standard">
      <style:paragraph-properties fo:text-align="center" style:justify-single-word="false" style:page-number="1" fo:break-before="auto" fo:break-after="auto"/>
      <style:text-properties fo:font-size="16pt" officeooo:rsid="0005420e" officeooo:paragraph-rsid="00096ebe" style:font-size-asian="16pt" style:font-size-complex="16pt"/>
    </style:style>
    <style:style style:name="P15" style:family="paragraph" style:parent-style-name="normal">
      <style:paragraph-properties fo:text-align="start" style:justify-single-word="false"/>
      <style:text-properties officeooo:rsid="0005420e" officeooo:paragraph-rsid="0005420e"/>
    </style:style>
    <style:style style:name="P16" style:family="paragraph" style:parent-style-name="normal">
      <style:paragraph-properties fo:text-align="center" style:justify-single-word="false"/>
      <style:text-properties fo:font-size="16pt" officeooo:rsid="0005420e" officeooo:paragraph-rsid="00096ebe" style:font-size-asian="16pt" style:font-size-complex="16pt"/>
    </style:style>
    <style:style style:name="T1" style:family="text">
      <style:text-properties fo:color="#6c6c66" fo:font-style="italic"/>
    </style:style>
    <style:style style:name="T2" style:family="text">
      <style:text-properties fo:color="#6c6c66" style:font-name="Droid Sans Mono" fo:font-size="10.5pt" fo:font-style="italic" fo:font-weight="normal" fo:background-color="#31312e" loext:char-shading-value="0"/>
    </style:style>
    <style:style style:name="T3" style:family="text">
      <style:text-properties fo:color="#747c84"/>
    </style:style>
    <style:style style:name="T4" style:family="text">
      <style:text-properties fo:color="#747c84" fo:font-style="italic"/>
    </style:style>
    <style:style style:name="T5" style:family="text">
      <style:text-properties fo:color="#747c84" style:font-name="Droid Sans Mono" fo:font-size="10.5pt" fo:font-weight="normal" fo:background-color="#31312e" loext:char-shading-value="0"/>
    </style:style>
    <style:style style:name="T6" style:family="text">
      <style:text-properties fo:color="#747c84" style:font-name="Droid Sans Mono" fo:font-size="10.5pt" fo:font-style="italic" fo:font-weight="normal" fo:background-color="#31312e" loext:char-shading-value="0"/>
    </style:style>
    <style:style style:name="T7" style:family="text">
      <style:text-properties fo:color="#dddddd" style:font-name="Droid Sans Mono" fo:font-size="10.5pt" fo:font-weight="normal" fo:background-color="#31312e" loext:char-shading-value="0"/>
    </style:style>
    <style:style style:name="T8" style:family="text">
      <style:text-properties fo:color="#b5b3aa"/>
    </style:style>
    <style:style style:name="T9" style:family="text">
      <style:text-properties fo:color="#b5b3aa" style:font-name="Droid Sans Mono" fo:font-size="10.5pt" fo:font-weight="normal" fo:background-color="#31312e" loext:char-shading-value="0"/>
    </style:style>
    <style:style style:name="T10" style:family="text">
      <style:text-properties fo:color="#ff6c60"/>
    </style:style>
    <style:style style:name="T11" style:family="text">
      <style:text-properties fo:color="#ff6c60" style:font-name="Droid Sans Mono" fo:font-size="10.5pt" fo:font-weight="normal" fo:background-color="#31312e" loext:char-shading-value="0"/>
    </style:style>
    <style:style style:name="T12" style:family="text">
      <style:text-properties fo:color="#ff73fd"/>
    </style:style>
    <style:style style:name="T13" style:family="text">
      <style:text-properties fo:color="#ff73fd" style:font-name="Droid Sans Mono" fo:font-size="10.5pt" fo:font-weight="normal" fo:background-color="#31312e" loext:char-shading-value="0"/>
    </style:style>
    <style:style style:name="T14" style:family="text">
      <style:text-properties fo:color="#e9c062"/>
    </style:style>
    <style:style style:name="T15" style:family="text">
      <style:text-properties fo:color="#e9c062" style:font-name="Droid Sans Mono" fo:font-size="10.5pt" fo:font-weight="normal" fo:background-color="#31312e" loext:char-shading-value="0"/>
    </style:style>
    <style:style style:name="T16" style:family="text">
      <style:text-properties fo:color="#d4d4d4"/>
    </style:style>
    <style:style style:name="T17" style:family="text">
      <style:text-properties fo:color="#d4d4d4" style:font-name="Droid Sans Mono" fo:font-size="10.5pt" fo:font-weight="normal" fo:background-color="#31312e" loext:char-shading-value="0"/>
    </style:style>
    <style:style style:name="T18" style:family="text">
      <style:text-properties fo:color="#96cbfe"/>
    </style:style>
    <style:style style:name="T19" style:family="text">
      <style:text-properties fo:color="#96cbfe" style:font-name="Droid Sans Mono" fo:font-size="10.5pt" fo:font-weight="normal" fo:background-color="#31312e" loext:char-shading-value="0"/>
    </style:style>
    <style:style style:name="T20" style:family="text">
      <style:text-properties fo:color="#a8ff60"/>
    </style:style>
    <style:style style:name="T21" style:family="text">
      <style:text-properties fo:color="#a8ff60" style:font-name="Droid Sans Mono" fo:font-size="10.5pt" fo:font-weight="normal" fo:background-color="#31312e" loext:char-shading-value="0"/>
    </style:style>
    <style:style style:name="T22" style:family="text">
      <style:text-properties fo:color="#569cd6"/>
    </style:style>
    <style:style style:name="T23" style:family="text">
      <style:text-properties fo:color="#569cd6" style:font-name="Droid Sans Mono" fo:font-size="10.5pt" fo:font-weight="normal" fo:background-color="#31312e" loext:char-shading-value="0"/>
    </style:style>
    <style:style style:name="T24" style:family="text">
      <style:text-properties fo:color="#9cdcfe"/>
    </style:style>
    <style:style style:name="T25" style:family="text">
      <style:text-properties officeooo:rsid="00096e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JavaScript <text:s text:c="2"/><text:span text:style-name="T25">решение</text:span></text:p>
      <text:p text:style-name="P16"/>
      <text:p text:style-name="P7">1)</text:p>
      <text:p text:style-name="P2"><text:span text:style-name="T1">&lt;!--</text:span><text:span text:style-name="T3"> </text:span><text:span text:style-name="T4">Google Tag Manager </text:span><text:span text:style-name="T1">--&gt;</text:span> </text:p>
      <text:p text:style-name="P4"><text:span text:style-name="T9">&lt;</text:span><text:span text:style-name="T11">script</text:span><text:span text:style-name="T9">&gt;</text:span></text:p>
      <text:p text:style-name="P1">(<text:span text:style-name="T12">function</text:span><text:span text:style-name="T8">(</text:span><text:span text:style-name="T14">w</text:span><text:span text:style-name="T8">,</text:span><text:span text:style-name="T14">d</text:span><text:span text:style-name="T8">,</text:span><text:span text:style-name="T14">s</text:span><text:span text:style-name="T8">,</text:span><text:span text:style-name="T14">l</text:span><text:span text:style-name="T8">){</text:span></text:p>
      <text:p text:style-name="P4"><text:span text:style-name="T11">w</text:span><text:span text:style-name="T7">[</text:span><text:span text:style-name="T11">l</text:span><text:span text:style-name="T7">]</text:span><text:span text:style-name="T17">=</text:span><text:span text:style-name="T11">w</text:span><text:span text:style-name="T7">[</text:span><text:span text:style-name="T11">l</text:span><text:span text:style-name="T7">]</text:span><text:span text:style-name="T17">||</text:span><text:span text:style-name="T7">[]</text:span><text:span text:style-name="T9">;</text:span></text:p>
      <text:p text:style-name="P4"><text:span text:style-name="T11">w</text:span><text:span text:style-name="T7">[</text:span><text:span text:style-name="T11">l</text:span><text:span text:style-name="T7">]</text:span><text:span text:style-name="T9">.</text:span><text:span text:style-name="T19">push</text:span><text:span text:style-name="T7">(</text:span><text:span text:style-name="T9">'</text:span><text:span text:style-name="T21">gtm.start</text:span><text:span text:style-name="T9">'</text:span><text:span text:style-name="T7">: </text:span><text:span text:style-name="T23">new</text:span><text:span text:style-name="T7"> </text:span><text:span text:style-name="T19">Date</text:span><text:span text:style-name="T7">()</text:span><text:span text:style-name="T9">.</text:span><text:span text:style-name="T19">getTime</text:span><text:span text:style-name="T7">()</text:span><text:span text:style-name="T9">,</text:span><text:span text:style-name="T11">event</text:span><text:span text:style-name="T7">:</text:span><text:span text:style-name="T9">'</text:span><text:span text:style-name="T21">gtm.js</text:span><text:span text:style-name="T9">'</text:span><text:span text:style-name="T7">)</text:span><text:span text:style-name="T9">;</text:span><text:span text:style-name="T7"> </text:span><text:span text:style-name="T2">//</text:span><text:span text:style-name="T5"> </text:span><text:span text:style-name="T6">должно быть как obj {'gtm.start': new Date().getTime(),event:'gtm.js'}</text:span></text:p>
      <text:p text:style-name="P4"><text:span text:style-name="T13">var</text:span><text:span text:style-name="T7"> </text:span><text:span text:style-name="T11">f</text:span><text:span text:style-name="T17">=</text:span><text:span text:style-name="T11">d</text:span><text:span text:style-name="T9">.</text:span><text:span text:style-name="T19">getElementsByTagName</text:span><text:span text:style-name="T7">(</text:span><text:span text:style-name="T11">s</text:span><text:span text:style-name="T7">)[</text:span><text:span text:style-name="T15">0</text:span><text:span text:style-name="T7">]</text:span><text:span text:style-name="T9">,</text:span></text:p>
      <text:p text:style-name="P4"><text:span text:style-name="T11">j</text:span><text:span text:style-name="T17">=</text:span><text:span text:style-name="T11">d</text:span><text:span text:style-name="T9">.</text:span><text:span text:style-name="T19">createElement</text:span><text:span text:style-name="T7">(</text:span><text:span text:style-name="T11">s</text:span><text:span text:style-name="T7">)</text:span><text:span text:style-name="T9">,</text:span></text:p>
      <text:p text:style-name="P4"><text:span text:style-name="T11">dl</text:span><text:span text:style-name="T17">=</text:span><text:span text:style-name="T11">l</text:span><text:span text:style-name="T17">!=</text:span><text:span text:style-name="T9">'</text:span><text:span text:style-name="T21">dataLayer</text:span><text:span text:style-name="T9">'</text:span><text:span text:style-name="T7"> </text:span><text:span text:style-name="T17">?</text:span><text:span text:style-name="T7"> </text:span><text:span text:style-name="T9">'</text:span><text:span text:style-name="T21">&amp;l=</text:span><text:span text:style-name="T9">'</text:span><text:span text:style-name="T7"> </text:span><text:span text:style-name="T17">+</text:span><text:span text:style-name="T11">l</text:span><text:span text:style-name="T7"> </text:span><text:span text:style-name="T17">?</text:span><text:span text:style-name="T7"> </text:span><text:span text:style-name="T9">''</text:span><text:span text:style-name="T7"> ; </text:span><text:span text:style-name="T2">//</text:span><text:span text:style-name="T6">неправильный тернарный оператор, должно быть dl=l!='dataLayer'?'&amp;l='+l:'';</text:span></text:p>
      <text:p text:style-name="P4"><text:span text:style-name="T11">j</text:span><text:span text:style-name="T9">.</text:span><text:span text:style-name="T11">async</text:span><text:span text:style-name="T17">=</text:span><text:span text:style-name="T15">true</text:span><text:span text:style-name="T7">;</text:span></text:p>
      <text:p text:style-name="P1"><text:span text:style-name="T10">j</text:span><text:span text:style-name="T8">.</text:span><text:span text:style-name="T10">src</text:span><text:span text:style-name="T16">=</text:span> <text:span text:style-name="T8">'</text:span><text:span text:style-name="T20">https://www.googletagmanager.com/gtm.js?id=</text:span><text:span text:style-name="T8">'</text:span><text:span text:style-name="T16">+</text:span><text:span text:style-name="T10">i</text:span><text:span text:style-name="T16">+</text:span><text:span text:style-name="T10">dl</text:span>;</text:p>
      <text:p text:style-name="P4"><text:span text:style-name="T11">f</text:span><text:span text:style-name="T9">.</text:span><text:span text:style-name="T11">parentNode</text:span><text:span text:style-name="T9">.</text:span><text:span text:style-name="T19">insertBefore</text:span><text:span text:style-name="T7">(</text:span><text:span text:style-name="T11">j</text:span><text:span text:style-name="T9">,</text:span><text:span text:style-name="T11">d</text:span><text:span text:style-name="T7">); </text:span><text:span text:style-name="T2">//</text:span><text:span text:style-name="T6">неверный аргумент d нужно написать f.parentNode.insertBefore(j,f);</text:span></text:p>
      <text:p text:style-name="P1">})(<text:span text:style-name="T10">window</text:span><text:span text:style-name="T8">,</text:span><text:span text:style-name="T10">document</text:span><text:span text:style-name="T8">,'</text:span><text:span text:style-name="T20">script</text:span><text:span text:style-name="T8">','</text:span><text:span text:style-name="T20">dataLayer</text:span><text:span text:style-name="T8">','</text:span><text:span text:style-name="T20">GTM-T333LJ</text:span><text:span text:style-name="T8">'</text:span>);</text:p>
      <text:p text:style-name="P1"><text:span text:style-name="T16">&lt;/</text:span><text:span text:style-name="T10">script</text:span><text:span text:style-name="T16">&gt;</text:span></text:p>
      <text:p text:style-name="P8">2)</text:p>
      <text:p text:style-name="P3"><text:span text:style-name="T8">&lt;!</text:span><text:span text:style-name="T10">DOCTYPE</text:span><text:span text:style-name="T8"> </text:span><text:span text:style-name="T18">html</text:span><text:span text:style-name="T8">&gt;</text:span></text:p>
      <text:p text:style-name="P1"><text:span text:style-name="T8">&lt;</text:span><text:span text:style-name="T10">html</text:span><text:span text:style-name="T8"> </text:span><text:span text:style-name="T18">lang</text:span><text:span text:style-name="T8">="</text:span><text:span text:style-name="T20">en</text:span><text:span text:style-name="T8">"&gt;</text:span></text:p>
      <text:p text:style-name="P1"><text:span text:style-name="T8">&lt;</text:span><text:span text:style-name="T10">head</text:span><text:span text:style-name="T8">&gt;</text:span></text:p>
      <text:p text:style-name="P1"><text:span text:style-name="T8">&lt;</text:span><text:span text:style-name="T10">meta</text:span><text:span text:style-name="T8"> </text:span><text:span text:style-name="T18">charset</text:span><text:span text:style-name="T8">="</text:span><text:span text:style-name="T20">UTF-8</text:span><text:span text:style-name="T8">"&gt;</text:span></text:p>
      <text:p text:style-name="P1"><text:span text:style-name="T8">&lt;</text:span><text:span text:style-name="T10">meta</text:span><text:span text:style-name="T8"> </text:span><text:span text:style-name="T18">http-equiv</text:span><text:span text:style-name="T8">="</text:span><text:span text:style-name="T20">X-UA-Compatible</text:span><text:span text:style-name="T8">" </text:span><text:span text:style-name="T18">content</text:span><text:span text:style-name="T8">="</text:span><text:span text:style-name="T20">IE=edge</text:span><text:span text:style-name="T8">"&gt;</text:span></text:p>
      <text:p text:style-name="P1"><text:span text:style-name="T8">&lt;</text:span><text:span text:style-name="T10">meta</text:span><text:span text:style-name="T8"> </text:span><text:span text:style-name="T18">name</text:span><text:span text:style-name="T8">="</text:span><text:span text:style-name="T20">viewport</text:span><text:span text:style-name="T8">" </text:span><text:span text:style-name="T18">content</text:span><text:span text:style-name="T8">="</text:span><text:span text:style-name="T20">width=device-width, initial-scale=1.0</text:span><text:span text:style-name="T8">"&gt;</text:span></text:p>
      <text:p text:style-name="P1"><text:span text:style-name="T8">&lt;</text:span><text:span text:style-name="T10">title</text:span><text:span text:style-name="T8">&gt;</text:span>Document<text:span text:style-name="T8">&lt;/</text:span><text:span text:style-name="T10">title</text:span><text:span text:style-name="T8">&gt;</text:span></text:p>
      <text:p text:style-name="P1"><text:span text:style-name="T8">&lt;/</text:span><text:span text:style-name="T10">head</text:span><text:span text:style-name="T8">&gt;</text:span></text:p>
      <text:p text:style-name="P4"><text:span text:style-name="T9">&lt;</text:span><text:span text:style-name="T11">body</text:span><text:span text:style-name="T9"> </text:span><text:span text:style-name="T19">style</text:span><text:span text:style-name="T9">="</text:span><text:span text:style-name="T21">height: 1500px;</text:span><text:span text:style-name="T9">"&gt;</text:span></text:p>
      <text:p text:style-name="P4"><text:span text:style-name="T2">&lt;!--</text:span><text:span text:style-name="T6">!copy from side https://www.firebirdtours.com</text:span><text:span text:style-name="T2">--&gt;</text:span></text:p>
      <text:p text:style-name="P1"><text:span text:style-name="T8">&lt;</text:span><text:span text:style-name="T10">noscript</text:span><text:span text:style-name="T8">&gt;&lt;</text:span><text:span text:style-name="T10">iframe</text:span><text:span text:style-name="T8"> </text:span><text:span text:style-name="T18">src</text:span><text:span text:style-name="T8">="</text:span><text:span text:style-name="T20">https://www.googletagmanager.com/ns.html?id=GTM-KPCZ5W</text:span><text:span text:style-name="T8">"</text:span></text:p>
      <text:p text:style-name="P1"><text:span text:style-name="T18">height</text:span><text:span text:style-name="T8">="</text:span><text:span text:style-name="T20">0</text:span><text:span text:style-name="T8">" </text:span><text:span text:style-name="T18">width</text:span><text:span text:style-name="T8">="</text:span><text:span text:style-name="T20">0</text:span><text:span text:style-name="T8">" </text:span><text:span text:style-name="T18">style</text:span><text:span text:style-name="T8">="</text:span><text:span text:style-name="T20">display:none;visibility:hidden</text:span><text:span text:style-name="T8">"&gt;&lt;/</text:span><text:span text:style-name="T10">iframe</text:span><text:span text:style-name="T8">&gt;</text:span></text:p>
      <text:p text:style-name="P4"><text:span text:style-name="T9">&lt;/</text:span><text:span text:style-name="T11">noscript</text:span><text:span text:style-name="T9">&gt;</text:span></text:p>
      <text:p text:style-name="P4"><text:span text:style-name="T2">&lt;!--</text:span><text:span text:style-name="T6">!copy from side https://www.firebirdtours.com</text:span><text:span text:style-name="T2">--&gt;</text:span></text:p>
      <text:p text:style-name="P1"><text:span text:style-name="T8">&lt;</text:span><text:span text:style-name="T10">div</text:span><text:span text:style-name="T8"> </text:span><text:span text:style-name="T18">id</text:span><text:span text:style-name="T8">="</text:span><text:span text:style-name="T20">block-ft-header-ft-header-contacts</text:span><text:span text:style-name="T8">" </text:span><text:span text:style-name="T18">class</text:span><text:span text:style-name="T8">="</text:span><text:span text:style-name="T20">block block-ft-header</text:span><text:span text:style-name="T8">"&gt;</text:span></text:p>
      <text:p text:style-name="P1"><text:span text:style-name="T8">&lt;</text:span><text:span text:style-name="T10">div</text:span><text:span text:style-name="T8"> </text:span><text:span text:style-name="T18">class</text:span><text:span text:style-name="T8">="</text:span><text:span text:style-name="T20">content</text:span><text:span text:style-name="T8">"&gt;</text:span></text:p>
      <text:p text:style-name="P1"><text:span text:style-name="T8">&lt;</text:span><text:span text:style-name="T10">div</text:span><text:span text:style-name="T8"> </text:span><text:span text:style-name="T18">class</text:span><text:span text:style-name="T8">="</text:span><text:span text:style-name="T20">item-list</text:span><text:span text:style-name="T8">"&gt;</text:span></text:p>
      <text:p text:style-name="P1"><text:span text:style-name="T8">&lt;</text:span><text:span text:style-name="T10">h3</text:span><text:span text:style-name="T8"> </text:span><text:span text:style-name="T18">class</text:span><text:span text:style-name="T8">="</text:span><text:span text:style-name="T20">jquery-once-5-processed</text:span><text:span text:style-name="T8">"&gt;</text:span>+41 43 505 2888<text:span text:style-name="T8">&lt;/</text:span><text:span text:style-name="T10">h3</text:span><text:span text:style-name="T8">&gt;</text:span></text:p>
      <text:p text:style-name="P1"><text:span text:style-name="T8">&lt;</text:span><text:span text:style-name="T10">ul</text:span><text:span text:style-name="T8"> </text:span><text:span text:style-name="T18">class</text:span><text:span text:style-name="T8">="</text:span><text:span text:style-name="T20">ft-header-dropdown ft-header-contact-phones</text:span><text:span text:style-name="T8">"&gt;</text:span> </text:p>
      <text:p text:style-name="P1"><text:span text:style-name="T8">&lt;</text:span><text:span text:style-name="T10">li</text:span><text:span text:style-name="T8"> </text:span><text:span text:style-name="T18">class</text:span><text:span text:style-name="T8">="</text:span><text:span text:style-name="T20">first</text:span><text:span text:style-name="T8">"&gt;</text:span></text:p>
      <text:p text:style-name="P1"><text:span text:style-name="T8">&lt;</text:span><text:span text:style-name="T10">a</text:span><text:span text:style-name="T8"> </text:span><text:span text:style-name="T18">href</text:span><text:span text:style-name="T8">="</text:span><text:span text:style-name="T20">tel:+18008841721</text:span><text:span text:style-name="T8">"&gt;&lt;</text:span><text:span text:style-name="T10">span</text:span><text:span text:style-name="T8"> </text:span><text:span text:style-name="T18">class</text:span><text:span text:style-name="T8">="</text:span><text:span text:style-name="T20">country</text:span><text:span text:style-name="T8">"&gt;</text:span>United States :<text:span text:style-name="T8">&lt;/</text:span><text:span text:style-name="T10">span</text:span><text:span text:style-name="T8">&gt;&lt;</text:span><text:span text:style-name="T10">span</text:span><text:span text:style-name="T8"> </text:span><text:span text:style-name="T18">class</text:span><text:span text:style-name="T8">="</text:span><text:span text:style-name="T20">phone</text:span><text:span text:style-name="T8">"&gt;</text:span>+1 (800) 884-1721<text:span text:style-name="T8">&lt;/</text:span><text:span text:style-name="T10">span</text:span><text:span text:style-name="T8">&gt;&lt;/</text:span><text:span text:style-name="T10">a</text:span><text:span text:style-name="T8">&gt;</text:span></text:p>
      <text:p text:style-name="P1"><text:span text:style-name="T8">&lt;/</text:span><text:span text:style-name="T10">li</text:span><text:span text:style-name="T8">&gt;</text:span></text:p>
      <text:p text:style-name="P1"><text:span text:style-name="T8">&lt;</text:span><text:span text:style-name="T10">li</text:span><text:span text:style-name="T8">&gt;</text:span></text:p>
      <text:p text:style-name="P1"><text:span text:style-name="T8">&lt;</text:span><text:span text:style-name="T10">a</text:span><text:span text:style-name="T8"> </text:span><text:span text:style-name="T18">href</text:span><text:span text:style-name="T8">="</text:span><text:span text:style-name="T20">tel:+61261888118</text:span><text:span text:style-name="T8">"&gt;&lt;</text:span><text:span text:style-name="T10">span</text:span><text:span text:style-name="T8"> </text:span><text:span text:style-name="T18">class</text:span><text:span text:style-name="T8">="</text:span><text:span text:style-name="T20">country</text:span><text:span text:style-name="T8">"&gt;</text:span>Australia :<text:span text:style-name="T8">&lt;/</text:span><text:span text:style-name="T10">span</text:span><text:span text:style-name="T8">&gt;&lt;</text:span><text:span text:style-name="T10">span</text:span><text:span text:style-name="T8"> </text:span><text:span text:style-name="T18">class</text:span><text:span text:style-name="T8">="</text:span><text:span text:style-name="T20">phone</text:span><text:span text:style-name="T8">"&gt;</text:span>+61 2 6188 8118<text:span text:style-name="T8">&lt;/</text:span><text:span text:style-name="T10">span</text:span><text:span text:style-name="T8">&gt;&lt;/</text:span><text:span text:style-name="T10">a</text:span><text:span text:style-name="T8">&gt;</text:span></text:p>
      <text:p text:style-name="P1"><text:span text:style-name="T8">&lt;/</text:span><text:span text:style-name="T10">li</text:span><text:span text:style-name="T8">&gt;</text:span></text:p>
      <text:p text:style-name="P1"><text:span text:style-name="T8">&lt;</text:span><text:span text:style-name="T10">li</text:span><text:span text:style-name="T8">&gt;</text:span></text:p>
      <text:p text:style-name="P1"><text:span text:style-name="T8">&lt;</text:span><text:span text:style-name="T10">a</text:span><text:span text:style-name="T8"> </text:span><text:span text:style-name="T18">href</text:span><text:span text:style-name="T8">="</text:span><text:span text:style-name="T20">tel:+6531590718</text:span><text:span text:style-name="T8">"&gt;&lt;</text:span><text:span text:style-name="T10">span</text:span><text:span text:style-name="T8"> </text:span><text:span text:style-name="T18">class</text:span><text:span text:style-name="T8">="</text:span><text:span text:style-name="T20">country</text:span><text:span text:style-name="T8">"&gt;</text:span>Singapore :<text:span text:style-name="T8">&lt;/</text:span><text:span text:style-name="T10">span</text:span><text:span text:style-name="T8">&gt;&lt;</text:span><text:span text:style-name="T10">span</text:span><text:span text:style-name="T8"> </text:span><text:span text:style-name="T18">class</text:span><text:span text:style-name="T8">="</text:span><text:span text:style-name="T20">phone</text:span><text:span text:style-name="T8">"&gt;</text:span>+65 3159 0718<text:span text:style-name="T8">&lt;/</text:span><text:span text:style-name="T10">span</text:span><text:span text:style-name="T8">&gt;&lt;/</text:span><text:span text:style-name="T10">a</text:span><text:span text:style-name="T8">&gt;</text:span></text:p>
      <text:p text:style-name="P1"><text:soft-page-break/><text:span text:style-name="T8">&lt;/</text:span><text:span text:style-name="T10">li</text:span><text:span text:style-name="T8">&gt;</text:span></text:p>
      <text:p text:style-name="P1"><text:span text:style-name="T8">&lt;</text:span><text:span text:style-name="T10">li</text:span><text:span text:style-name="T8">&gt;</text:span></text:p>
      <text:p text:style-name="P1"><text:span text:style-name="T8">&lt;</text:span><text:span text:style-name="T10">a</text:span><text:span text:style-name="T8"> </text:span><text:span text:style-name="T18">href</text:span><text:span text:style-name="T8">="</text:span><text:span text:style-name="T20">tel:+41435052888</text:span><text:span text:style-name="T8">"&gt;&lt;</text:span><text:span text:style-name="T10">span</text:span><text:span text:style-name="T8"> </text:span><text:span text:style-name="T18">class</text:span><text:span text:style-name="T8">="</text:span><text:span text:style-name="T20">country</text:span><text:span text:style-name="T8">"&gt;</text:span>Europe :<text:span text:style-name="T8">&lt;/</text:span><text:span text:style-name="T10">span</text:span><text:span text:style-name="T8">&gt;&lt;</text:span><text:span text:style-name="T10">span</text:span><text:span text:style-name="T8"> </text:span><text:span text:style-name="T18">class</text:span><text:span text:style-name="T8">="</text:span><text:span text:style-name="T20">phone</text:span><text:span text:style-name="T8">"&gt;</text:span>+41 43 505 2888<text:span text:style-name="T8">&lt;/</text:span><text:span text:style-name="T10">span</text:span><text:span text:style-name="T8">&gt;&lt;/</text:span><text:span text:style-name="T10">a</text:span><text:span text:style-name="T8">&gt;</text:span></text:p>
      <text:p text:style-name="P1"><text:span text:style-name="T8">&lt;/</text:span><text:span text:style-name="T10">li</text:span><text:span text:style-name="T8">&gt;</text:span></text:p>
      <text:p text:style-name="P1"><text:span text:style-name="T8">&lt;</text:span><text:span text:style-name="T10">li</text:span><text:span text:style-name="T8"> </text:span><text:span text:style-name="T18">class</text:span><text:span text:style-name="T8">="</text:span><text:span text:style-name="T20">last</text:span><text:span text:style-name="T8">"&gt;</text:span></text:p>
      <text:p text:style-name="P1"><text:span text:style-name="T8">&lt;</text:span><text:span text:style-name="T10">a</text:span><text:span text:style-name="T8"> </text:span><text:span text:style-name="T18">href</text:span><text:span text:style-name="T8">="</text:span><text:span text:style-name="T20">tel:+41435052888</text:span><text:span text:style-name="T8">"&gt;&lt;</text:span><text:span text:style-name="T10">span</text:span><text:span text:style-name="T8"> </text:span><text:span text:style-name="T18">class</text:span><text:span text:style-name="T8">="</text:span><text:span text:style-name="T20">country</text:span><text:span text:style-name="T8">"&gt;</text:span>Switzerland :<text:span text:style-name="T8">&lt;/</text:span><text:span text:style-name="T10">span</text:span><text:span text:style-name="T8">&gt;&lt;</text:span><text:span text:style-name="T10">span</text:span><text:span text:style-name="T8"> </text:span><text:span text:style-name="T18">class</text:span><text:span text:style-name="T8">="</text:span><text:span text:style-name="T20">phone</text:span><text:span text:style-name="T8">"&gt;</text:span>+41435052888<text:span text:style-name="T8">&lt;/</text:span><text:span text:style-name="T10">span</text:span><text:span text:style-name="T8">&gt;&lt;/</text:span><text:span text:style-name="T10">a</text:span><text:span text:style-name="T8">&gt;</text:span></text:p>
      <text:p text:style-name="P1"><text:span text:style-name="T8">&lt;/</text:span><text:span text:style-name="T10">li</text:span><text:span text:style-name="T8">&gt;</text:span></text:p>
      <text:p text:style-name="P1"><text:span text:style-name="T8">&lt;/</text:span><text:span text:style-name="T10">ul</text:span><text:span text:style-name="T8">&gt;</text:span></text:p>
      <text:p text:style-name="P1"><text:span text:style-name="T8">&lt;/</text:span><text:span text:style-name="T10">div</text:span><text:span text:style-name="T8">&gt;</text:span></text:p>
      <text:p text:style-name="P1"><text:span text:style-name="T8">&lt;/</text:span><text:span text:style-name="T10">div</text:span><text:span text:style-name="T8">&gt;</text:span></text:p>
      <text:p text:style-name="P4"><text:span text:style-name="T9">&lt;/</text:span><text:span text:style-name="T11">div</text:span><text:span text:style-name="T9">&gt;</text:span></text:p>
      <text:p text:style-name="P4"><text:span text:style-name="T9">&lt;</text:span><text:span text:style-name="T11">script</text:span><text:span text:style-name="T9">&gt;</text:span></text:p>
      <text:p text:style-name="P1"><text:span text:style-name="T1">//</text:span><text:span text:style-name="T4">делаю запрс к api google-analytics как на сайте</text:span></text:p>
      <text:p text:style-name="P1"><text:span text:style-name="T1">//</text:span><text:span text:style-name="T4">получаю статус 200 значит id верный</text:span></text:p>
      <text:p text:style-name="P1"><text:span text:style-name="T12">const</text:span> <text:span text:style-name="T10">url</text:span> <text:span text:style-name="T16">=</text:span> <text:span text:style-name="T8">"</text:span><text:span text:style-name="T20">https://www.google-analytics.com/collect?v=1&amp;_v=j96&amp;a=172498170&amp;t=pageview&amp;_s=1&amp;dl=https%3A%2F%2Fwww.firebirdtours.com%2Fdestination%2Fukraine&amp;ul=ru-ru&amp;de=UTF-8&amp;dt=Ukraine%20Private%20Tour%20Packages%20from%20USA%20%7C%20Firebird%20Tours%20%C2%AE&amp;sd=24-bit&amp;sr=937x19&amp;vp=937x19&amp;je=0&amp;_u=QACAAEAB~&amp;jid=&amp;gjid=&amp;cid=1736278596.1655283904&amp;t</text:span><text:span text:style-name="T8">"</text:span></text:p>
      <text:p text:style-name="P1"><text:span text:style-name="T16">+</text:span><text:span text:style-name="T8">"</text:span><text:span text:style-name="T20">id=UA-49112570-1</text:span><text:span text:style-name="T8">"</text:span><text:span text:style-name="T16">+</text:span></text:p>
      <text:p text:style-name="P4"><text:span text:style-name="T9">"</text:span><text:span text:style-name="T21">&amp;_gid=425905105.1655283904&amp;gtm=2wg6d0KPCZ5W&amp;z=1901681819</text:span><text:span text:style-name="T9">";</text:span></text:p>
      <text:p text:style-name="P1"><text:span text:style-name="T18">fetch</text:span>( <text:span text:style-name="T10">url</text:span><text:span text:style-name="T8">,</text:span> <text:span text:style-name="T8">{</text:span></text:p>
      <text:p text:style-name="P1"><text:span text:style-name="T24">method</text:span><text:span text:style-name="T8">:</text:span> <text:span text:style-name="T8">'</text:span><text:span text:style-name="T20">POST</text:span><text:span text:style-name="T8">',</text:span></text:p>
      <text:p text:style-name="P1"><text:span text:style-name="T24">headers</text:span><text:span text:style-name="T8">:</text:span> <text:span text:style-name="T8">{</text:span></text:p>
      <text:p text:style-name="P1"><text:span text:style-name="T8">'</text:span><text:span text:style-name="T20">Content-Type</text:span><text:span text:style-name="T8">':</text:span> <text:span text:style-name="T8">'</text:span><text:span text:style-name="T20">text/plain</text:span><text:span text:style-name="T8">'</text:span> <text:span text:style-name="T1">//</text:span><text:span text:style-name="T4">'application/text' //application/json</text:span></text:p>
      <text:p text:style-name="P5">}</text:p>
      <text:p text:style-name="P4"><text:span text:style-name="T9">}</text:span><text:span text:style-name="T7">)</text:span><text:span text:style-name="T9">.</text:span><text:span text:style-name="T19">then</text:span><text:span text:style-name="T7">(</text:span><text:span text:style-name="T15">response</text:span><text:span text:style-name="T7"> </text:span><text:span text:style-name="T13">=&gt;</text:span><text:span text:style-name="T7"> </text:span><text:span text:style-name="T11">console</text:span><text:span text:style-name="T9">.</text:span><text:span text:style-name="T19">log</text:span><text:span text:style-name="T7">(</text:span><text:span text:style-name="T11">response</text:span><text:span text:style-name="T9">.</text:span><text:span text:style-name="T11">status</text:span><text:span text:style-name="T7">))</text:span><text:span text:style-name="T9">;</text:span></text:p>
      <text:p text:style-name="P1"><text:span text:style-name="T12">const</text:span> <text:span text:style-name="T10">link</text:span> <text:span text:style-name="T16">=</text:span> <text:span text:style-name="T10">document</text:span><text:span text:style-name="T8">.</text:span><text:span text:style-name="T18">querySelector</text:span>(<text:span text:style-name="T8">'</text:span><text:span text:style-name="T20">[href="tel:+61261888118"]</text:span><text:span text:style-name="T8">'</text:span>) <text:span text:style-name="T16">?</text:span> </text:p>
      <text:p text:style-name="P4"><text:span text:style-name="T11">document</text:span><text:span text:style-name="T9">.</text:span><text:span text:style-name="T19">querySelector</text:span><text:span text:style-name="T7">(</text:span><text:span text:style-name="T9">'</text:span><text:span text:style-name="T21">[href="tel:+61261888118"]</text:span><text:span text:style-name="T9">'</text:span><text:span text:style-name="T7">) </text:span><text:span text:style-name="T17">:</text:span><text:span text:style-name="T7"> </text:span><text:span text:style-name="T11">document</text:span><text:span text:style-name="T9">.</text:span><text:span text:style-name="T19">querySelector</text:span><text:span text:style-name="T7">(</text:span><text:span text:style-name="T9">'</text:span><text:span text:style-name="T21">[href="tel:07-1111-1111"]</text:span><text:span text:style-name="T9">'</text:span><text:span text:style-name="T7">)</text:span><text:span text:style-name="T9">;</text:span></text:p>
      <text:p text:style-name="P1"><text:span text:style-name="T1">//</text:span><text:span text:style-name="T4">получаю номер телефона Австралии</text:span></text:p>
      <text:p text:style-name="P4"><text:span text:style-name="T2">//</text:span><text:span text:style-name="T6">к сожалению он не равен 07 3177 7444</text:span></text:p>
      <text:p text:style-name="P4"><text:span text:style-name="T13">const</text:span><text:span text:style-name="T7"> </text:span><text:span text:style-name="T11">li__1</text:span><text:span text:style-name="T7"> </text:span><text:span text:style-name="T17">=</text:span><text:span text:style-name="T7"> </text:span><text:span text:style-name="T11">document</text:span><text:span text:style-name="T9">.</text:span><text:span text:style-name="T19">querySelectorAll</text:span><text:span text:style-name="T7">(</text:span><text:span text:style-name="T9">'</text:span><text:span text:style-name="T21">li</text:span><text:span text:style-name="T9">'</text:span><text:span text:style-name="T7">)[</text:span><text:span text:style-name="T15">1</text:span><text:span text:style-name="T7">]</text:span><text:span text:style-name="T9">;</text:span></text:p>
      <text:p text:style-name="P4"><text:span text:style-name="T2">//</text:span><text:span text:style-name="T6">если бы он прошел проверку то номер на странице бы изменился</text:span></text:p>
      <text:p text:style-name="P4"><text:span text:style-name="T13">const</text:span><text:span text:style-name="T7"> </text:span><text:span text:style-name="T11">check</text:span><text:span text:style-name="T7"> </text:span><text:span text:style-name="T17">=</text:span><text:span text:style-name="T7"> </text:span><text:span text:style-name="T11">link</text:span><text:span text:style-name="T9">.</text:span><text:span text:style-name="T19">getAttribute</text:span><text:span text:style-name="T7">(</text:span><text:span text:style-name="T9">'</text:span><text:span text:style-name="T21">href</text:span><text:span text:style-name="T9">'</text:span><text:span text:style-name="T7">) </text:span><text:span text:style-name="T17">===</text:span><text:span text:style-name="T7"> </text:span><text:span text:style-name="T9">"</text:span><text:span text:style-name="T21">tel:07 3177 7444</text:span><text:span text:style-name="T9">";</text:span><text:span text:style-name="T2">//</text:span><text:span text:style-name="T6">"tel:+61261888118";</text:span></text:p>
      <text:p text:style-name="P4"><text:span text:style-name="T11">link</text:span><text:span text:style-name="T9">.</text:span><text:span text:style-name="T19">addEventListener</text:span><text:span text:style-name="T7">(</text:span><text:span text:style-name="T9">"</text:span><text:span text:style-name="T21">click</text:span><text:span text:style-name="T9">",</text:span><text:span text:style-name="T7"> </text:span><text:span text:style-name="T11">check</text:span><text:span text:style-name="T7"> </text:span><text:span text:style-name="T17">?</text:span><text:span text:style-name="T7"> </text:span><text:span text:style-name="T11">changeLink</text:span><text:span text:style-name="T7"> </text:span><text:span text:style-name="T17">:</text:span><text:span text:style-name="T7"> </text:span><text:span text:style-name="T11">console</text:span><text:span text:style-name="T9">.</text:span><text:span text:style-name="T19">log</text:span><text:span text:style-name="T7">(</text:span><text:span text:style-name="T9">'</text:span><text:span text:style-name="T21">номер не совпал</text:span><text:span text:style-name="T9">'</text:span><text:span text:style-name="T7">))</text:span><text:span text:style-name="T9">;</text:span></text:p>
      <text:p text:style-name="P1"><text:span text:style-name="T12">function</text:span> <text:span text:style-name="T18">changeLink</text:span><text:span text:style-name="T8">(</text:span><text:span text:style-name="T14">event</text:span><text:span text:style-name="T8">)</text:span> <text:span text:style-name="T8">{</text:span></text:p>
      <text:p text:style-name="P1"><text:span text:style-name="T12">const</text:span> <text:span text:style-name="T10">newLink</text:span> <text:span text:style-name="T16">=</text:span> <text:span text:style-name="T10">document</text:span><text:span text:style-name="T8">.</text:span><text:span text:style-name="T18">createElement</text:span>(<text:span text:style-name="T8">'</text:span><text:span text:style-name="T20">a</text:span><text:span text:style-name="T8">'</text:span>)<text:span text:style-name="T8">;</text:span></text:p>
      <text:p text:style-name="P1"><text:span text:style-name="T10">newLink</text:span><text:span text:style-name="T8">.</text:span><text:span text:style-name="T18">setAttribute</text:span>(<text:span text:style-name="T8">'</text:span><text:span text:style-name="T20">href</text:span><text:span text:style-name="T8">',</text:span> <text:span text:style-name="T8">'</text:span><text:span text:style-name="T20">tel:07-1111-1111</text:span><text:span text:style-name="T8">'</text:span>)<text:span text:style-name="T8">;</text:span></text:p>
      <text:p text:style-name="P1"><text:span text:style-name="T10">newLink</text:span><text:span text:style-name="T8">.</text:span><text:span text:style-name="T10">innerHTML</text:span> <text:span text:style-name="T16">=</text:span> <text:span text:style-name="T8">"</text:span><text:span text:style-name="T20">Australia : 07-1111-1111</text:span><text:span text:style-name="T8">";</text:span></text:p>
      <text:p text:style-name="P1"><text:span text:style-name="T10">link</text:span><text:span text:style-name="T8">.</text:span><text:span text:style-name="T18">remove</text:span>()<text:span text:style-name="T8">;</text:span></text:p>
      <text:p text:style-name="P1"><text:span text:style-name="T10">li__1</text:span><text:span text:style-name="T8">.</text:span><text:span text:style-name="T18">prepend</text:span>(<text:span text:style-name="T10">newLink</text:span>)<text:span text:style-name="T8">;</text:span></text:p>
      <text:p text:style-name="P5">}</text:p>
      <text:p text:style-name="P4"><text:span text:style-name="T11">window</text:span><text:span text:style-name="T9">.</text:span><text:span text:style-name="T19">addEventListener</text:span><text:span text:style-name="T7">(</text:span><text:span text:style-name="T9">"</text:span><text:span text:style-name="T21">scroll</text:span><text:span text:style-name="T9">",</text:span><text:span text:style-name="T7"> </text:span><text:span text:style-name="T13">function</text:span><text:span text:style-name="T7"> </text:span><text:span text:style-name="T9">(</text:span><text:span text:style-name="T15">event</text:span><text:span text:style-name="T9">)</text:span><text:span text:style-name="T7"> </text:span><text:span text:style-name="T9">{</text:span></text:p>
      <text:p text:style-name="P1"><text:span text:style-name="T1">//</text:span><text:span text:style-name="T4">полная высота страницы</text:span></text:p>
      <text:p text:style-name="P1"><text:span text:style-name="T12">const</text:span> <text:span text:style-name="T10">maxScroll</text:span> <text:span text:style-name="T16">=</text:span> <text:span text:style-name="T10">document</text:span><text:span text:style-name="T8">.</text:span><text:span text:style-name="T10">body</text:span><text:span text:style-name="T8">.</text:span><text:span text:style-name="T10">scrollHeight</text:span><text:span text:style-name="T8">;</text:span></text:p>
      <text:p text:style-name="P1"><text:span text:style-name="T1">//</text:span><text:span text:style-name="T4">размер от начала коор. по оси y // до сентра окна просмотра при скроле</text:span></text:p>
      <text:p text:style-name="P1"><text:soft-page-break/><text:span text:style-name="T12">const</text:span> <text:span text:style-name="T10">size</text:span> <text:span text:style-name="T16">=</text:span> (<text:span text:style-name="T10">window</text:span><text:span text:style-name="T8">.</text:span><text:span text:style-name="T10">innerHeight</text:span><text:span text:style-name="T16">/</text:span><text:span text:style-name="T14">2</text:span>) <text:span text:style-name="T16">+</text:span> <text:span text:style-name="T10">document</text:span><text:span text:style-name="T8">.</text:span><text:span text:style-name="T10">documentElement</text:span><text:span text:style-name="T8">.</text:span><text:span text:style-name="T10">scrollTop</text:span><text:span text:style-name="T8">;</text:span></text:p>
      <text:p text:style-name="P1"><text:span text:style-name="T1">//</text:span><text:span text:style-name="T4">переводим в проценты</text:span></text:p>
      <text:p text:style-name="P1"><text:span text:style-name="T12">const</text:span> <text:span text:style-name="T10">percent</text:span> <text:span text:style-name="T16">=</text:span> (<text:span text:style-name="T10">size</text:span> <text:span text:style-name="T16">*</text:span> <text:span text:style-name="T14">100</text:span>) <text:span text:style-name="T16">/</text:span> <text:span text:style-name="T10">maxScroll</text:span><text:span text:style-name="T8">;</text:span></text:p>
      <text:p text:style-name="P4"/>
      <text:p text:style-name="P1"><text:span text:style-name="T10">document</text:span><text:span text:style-name="T8">.</text:span><text:span text:style-name="T10">cookie</text:span> <text:span text:style-name="T16">=</text:span> <text:span text:style-name="T8">"</text:span><text:span text:style-name="T20">scroll=</text:span><text:span text:style-name="T8">"</text:span><text:span text:style-name="T16">+</text:span><text:span text:style-name="T10">percent</text:span><text:span text:style-name="T8">;</text:span></text:p>
      <text:p text:style-name="P4"><text:span text:style-name="T9">}</text:span><text:span text:style-name="T7">)</text:span></text:p>
      <text:p text:style-name="P4"><text:span text:style-name="T9">&lt;/</text:span><text:span text:style-name="T11">script</text:span><text:span text:style-name="T9">&gt;</text:span></text:p>
      <text:p text:style-name="P1"><text:span text:style-name="T8">&lt;/</text:span><text:span text:style-name="T10">body</text:span><text:span text:style-name="T8">&gt;</text:span></text:p>
      <text:p text:style-name="P1"><text:span text:style-name="T8">&lt;/</text:span><text:span text:style-name="T10">html</text:span><text:span text:style-name="T8">&gt;</text:span></text:p>
      <text:p text:style-name="P8">3)</text:p>
      <text:p text:style-name="P1"><text:span text:style-name="T1">/*</text:span><text:span text:style-name="T4">но данные в Google Analytics не доходят?</text:span><text:span text:style-name="T1">*/</text:span></text:p>
      <text:p text:style-name="P11">/*</text:p>
      <text:p text:style-name="P12">причина по которой данные не приходят </text:p>
      <text:p text:style-name="P12">в том что в этом коде нет функцыонала для этого</text:p>
      <text:p text:style-name="P4"/>
      <text:p text:style-name="P12">код для передачи параметров в Google Analytics (по прмеру Client ID) см. exempl 2 </text:p>
      <text:p text:style-name="P4"/>
      <text:p text:style-name="P11">*/</text:p>
      <text:p text:style-name="P4"/>
      <text:p text:style-name="P1"><text:span text:style-name="T1">/*</text:span><text:span text:style-name="T4">код в задачи</text:span><text:span text:style-name="T1">*/</text:span></text:p>
      <text:p text:style-name="P4"/>
      <text:p text:style-name="P1"><text:span text:style-name="T12">function</text:span><text:span text:style-name="T8">(){</text:span></text:p>
      <text:p text:style-name="P1"><text:span text:style-name="T12">return</text:span> </text:p>
      <text:p text:style-name="P1"><text:span text:style-name="T12">function</text:span><text:span text:style-name="T8">(</text:span><text:span text:style-name="T14">tracker</text:span><text:span text:style-name="T8">){</text:span></text:p>
      <text:p text:style-name="P4"/>
      <text:p text:style-name="P1"><text:span text:style-name="T8">if</text:span>(<text:span text:style-name="T8">"</text:span><text:span text:style-name="T20">undefined</text:span><text:span text:style-name="T8">"</text:span><text:span text:style-name="T16">===</text:span><text:span text:style-name="T22">typeof</text:span> <text:span text:style-name="T10">tracker</text:span><text:span text:style-name="T8">.</text:span><text:span text:style-name="T18">get</text:span>(<text:span text:style-name="T8">"</text:span><text:span text:style-name="T20">BigQueryStreaming</text:span><text:span text:style-name="T8">"</text:span>))<text:span text:style-name="T8">{</text:span></text:p>
      <text:p text:style-name="P1"><text:span text:style-name="T12">var</text:span> <text:span text:style-name="T10">f</text:span><text:span text:style-name="T16">=</text:span><text:span text:style-name="T10">tracker</text:span><text:span text:style-name="T8">.</text:span><text:span text:style-name="T18">get</text:span>(<text:span text:style-name="T8">"</text:span><text:span text:style-name="T20">sendHitTask</text:span><text:span text:style-name="T8">"</text:span>)<text:span text:style-name="T8">,</text:span></text:p>
      <text:p text:style-name="P4"/>
      <text:p text:style-name="P1"><text:span text:style-name="T18">h</text:span><text:span text:style-name="T16">=</text:span><text:span text:style-name="T12">function</text:span><text:span text:style-name="T8">(){</text:span><text:span text:style-name="T12">function</text:span> <text:span text:style-name="T18">d</text:span><text:span text:style-name="T8">(</text:span><text:span text:style-name="T14">c</text:span><text:span text:style-name="T8">)</text:span></text:p>
      <text:p text:style-name="P4"/>
      <text:p text:style-name="P5">{</text:p>
      <text:p text:style-name="P1"><text:span text:style-name="T12">var</text:span> <text:span text:style-name="T10">a</text:span><text:span text:style-name="T16">=!</text:span><text:span text:style-name="T14">1</text:span><text:span text:style-name="T8">;</text:span></text:p>
      <text:p text:style-name="P1"><text:span text:style-name="T8">try{</text:span><text:span text:style-name="T10">document</text:span><text:span text:style-name="T8">.</text:span><text:span text:style-name="T18">createElement</text:span>(<text:span text:style-name="T8">"</text:span><text:span text:style-name="T20">img</text:span><text:span text:style-name="T8">"</text:span>)<text:span text:style-name="T8">.</text:span><text:span text:style-name="T10">src</text:span><text:span text:style-name="T16">=</text:span><text:span text:style-name="T18">e</text:span>(<text:span text:style-name="T16">!</text:span><text:span text:style-name="T14">0</text:span>)<text:span text:style-name="T16">+</text:span><text:span text:style-name="T8">"</text:span><text:span text:style-name="T20">?</text:span><text:span text:style-name="T8">"</text:span><text:span text:style-name="T16">+</text:span><text:span text:style-name="T10">c</text:span><text:span text:style-name="T8">,</text:span><text:span text:style-name="T10">a</text:span><text:span text:style-name="T16">=!</text:span><text:span text:style-name="T14">0</text:span><text:span text:style-name="T8">}catch</text:span>(<text:span text:style-name="T10">k</text:span>)<text:span text:style-name="T8">{}</text:span><text:span text:style-name="T12">return</text:span> <text:span text:style-name="T10">a</text:span><text:span text:style-name="T8">}</text:span></text:p>
      <text:p text:style-name="P4"/>
      <text:p text:style-name="P1"><text:span text:style-name="T12">function</text:span> <text:span text:style-name="T18">e</text:span><text:span text:style-name="T8">(</text:span><text:span text:style-name="T14">c</text:span><text:span text:style-name="T8">){</text:span></text:p>
      <text:p text:style-name="P1"><text:span text:style-name="T12">var</text:span> <text:span text:style-name="T10">a</text:span><text:span text:style-name="T16">=</text:span><text:span text:style-name="T8">"</text:span><text:span text:style-name="T20">https://test.optimozg.com/bq/bq-test.php</text:span><text:span text:style-name="T8">";</text:span></text:p>
      <text:p text:style-name="P1"><text:span text:style-name="T10">c</text:span><text:span text:style-name="T16">||</text:span>(<text:span text:style-name="T10">a</text:span><text:span text:style-name="T16">+=</text:span><text:span text:style-name="T8">"</text:span><text:span text:style-name="T20">?tid=</text:span><text:span text:style-name="T8">"</text:span><text:span text:style-name="T16">+</text:span><text:span text:style-name="T18">encodeURIComponent</text:span>(<text:span text:style-name="T10">tracker</text:span><text:span text:style-name="T8">.</text:span><text:span text:style-name="T18">get</text:span>(<text:span text:style-name="T8">"</text:span><text:span text:style-name="T20">trackingId</text:span><text:span text:style-name="T8">"</text:span>)))<text:span text:style-name="T8">;</text:span></text:p>
      <text:p text:style-name="P1"><text:span text:style-name="T12">return</text:span> <text:span text:style-name="T10">a</text:span></text:p>
      <text:p text:style-name="P5">}</text:p>
      <text:p text:style-name="P4"/>
      <text:p text:style-name="P1"><text:span text:style-name="T12">return</text:span><text:span text:style-name="T8">{</text:span></text:p>
      <text:p text:style-name="P1"><text:span text:style-name="T24">send</text:span><text:span text:style-name="T8">:</text:span><text:span text:style-name="T12">function</text:span><text:span text:style-name="T8">(</text:span><text:span text:style-name="T14">c</text:span><text:span text:style-name="T8">){</text:span></text:p>
      <text:p text:style-name="P1"><text:span text:style-name="T12">var</text:span> <text:span text:style-name="T10">a</text:span><text:span text:style-name="T8">;if</text:span>(<text:span text:style-name="T16">!</text:span>(<text:span text:style-name="T10">a</text:span><text:span text:style-name="T16">=</text:span><text:span text:style-name="T14">2036</text:span><text:span text:style-name="T16">&gt;=</text:span><text:span text:style-name="T10">c</text:span><text:span text:style-name="T8">.</text:span><text:span text:style-name="T24">length</text:span><text:span text:style-name="T16">&amp;&amp;</text:span><text:span text:style-name="T18">d</text:span>(<text:span text:style-name="T10">c</text:span>)))<text:span text:style-name="T8">{</text:span><text:span text:style-name="T10">a</text:span><text:span text:style-name="T16">=!</text:span><text:span text:style-name="T14">1</text:span><text:span text:style-name="T8">;</text:span></text:p>
      <text:p text:style-name="P1"><text:span text:style-name="T8">try{</text:span><text:span text:style-name="T10">a</text:span><text:span text:style-name="T16">=</text:span><text:span text:style-name="T10">navigator</text:span><text:span text:style-name="T8">.</text:span><text:span text:style-name="T10">sendBeacon</text:span><text:span text:style-name="T16">&amp;&amp;</text:span><text:span text:style-name="T10">navigator</text:span><text:span text:style-name="T8">.</text:span><text:span text:style-name="T18">sendBeacon</text:span>(<text:span text:style-name="T18">e</text:span>()<text:span text:style-name="T8">,</text:span><text:span text:style-name="T10">c</text:span>)<text:span text:style-name="T8">}catch</text:span>(<text:span text:style-name="T10">g</text:span>)<text:span text:style-name="T8">{}}</text:span></text:p>
      <text:p text:style-name="P4"/>
      <text:p text:style-name="P1"><text:span text:style-name="T8">if</text:span>(<text:span text:style-name="T16">!</text:span><text:span text:style-name="T10">a</text:span>)<text:span text:style-name="T8">{</text:span><text:span text:style-name="T10">a</text:span><text:span text:style-name="T16">=!</text:span><text:span text:style-name="T14">1</text:span><text:span text:style-name="T8">;</text:span></text:p>
      <text:p text:style-name="P1"><text:span text:style-name="T12">var</text:span> <text:span text:style-name="T10">b</text:span><text:span text:style-name="T8">;</text:span></text:p>
      <text:p text:style-name="P1"><text:span text:style-name="T8">try{</text:span><text:span text:style-name="T10">window</text:span><text:span text:style-name="T8">.</text:span><text:span text:style-name="T10">XMLHttpRequest</text:span><text:span text:style-name="T16">&amp;&amp;</text:span><text:span text:style-name="T8">"</text:span><text:span text:style-name="T20">withCredentials</text:span><text:span text:style-name="T8">"</text:span> <text:span text:style-name="T18">in</text:span>(<text:span text:style-name="T10">b</text:span><text:span text:style-name="T16">=</text:span><text:span text:style-name="T22">new</text:span> <text:span text:style-name="T10">XMLHttpRequest</text:span>)<text:span text:style-name="T16">&amp;&amp;</text:span>(<text:span text:style-name="T10">b</text:span><text:span text:style-name="T8">.</text:span><text:span text:style-name="T18">open</text:span>(<text:span text:style-name="T8">"</text:span><text:span text:style-name="T20">POST</text:span><text:span text:style-name="T8">",</text:span><text:span text:style-name="T18">e</text:span>()<text:span text:style-name="T8">,</text:span><text:span text:style-name="T16">!</text:span><text:span text:style-name="T14">0</text:span>)<text:span text:style-name="T8">,</text:span><text:span text:style-name="T10">b</text:span><text:span text:style-name="T8">.</text:span><text:span text:style-name="T18">setRequestHeader</text:span>(<text:span text:style-name="T8">"</text:span><text:span text:style-name="T20">Content-Type</text:span><text:span text:style-name="T8">","</text:span><text:span text:style-name="T20">text/plain</text:span><text:span text:style-name="T8">"</text:span>)<text:span text:style-name="T8">,</text:span><text:span text:style-name="T10">b</text:span><text:span text:style-name="T8">.</text:span><text:span text:style-name="T18">send</text:span>(<text:span text:style-name="T10">c</text:span>)<text:span text:style-name="T8">,</text:span><text:span text:style-name="T10">a</text:span><text:span text:style-name="T16">=!</text:span><text:span text:style-name="T14">0</text:span>)<text:span text:style-name="T8">}catch</text:span>(<text:span text:style-name="T10">g</text:span>)<text:span text:style-name="T8">{}}</text:span></text:p>
      <text:p text:style-name="P4"/>
      <text:p text:style-name="P1"><text:soft-page-break/><text:span text:style-name="T12">return</text:span> <text:span text:style-name="T10">a</text:span><text:span text:style-name="T16">||</text:span><text:span text:style-name="T18">d</text:span>(<text:span text:style-name="T10">c</text:span>)<text:span text:style-name="T8">}}}</text:span>()<text:span text:style-name="T8">;</text:span></text:p>
      <text:p text:style-name="P4"/>
      <text:p text:style-name="P1"><text:span text:style-name="T10">tracker</text:span><text:span text:style-name="T8">.</text:span><text:span text:style-name="T18">set</text:span>(<text:span text:style-name="T8">"</text:span><text:span text:style-name="T20">sendHitTask</text:span><text:span text:style-name="T8">",</text:span><text:span text:style-name="T12">function</text:span><text:span text:style-name="T8">(</text:span><text:span text:style-name="T14">d</text:span><text:span text:style-name="T8">){</text:span><text:span text:style-name="T10">h</text:span><text:span text:style-name="T8">.</text:span><text:span text:style-name="T18">send</text:span>(<text:span text:style-name="T10">d</text:span><text:span text:style-name="T8">.</text:span><text:span text:style-name="T18">get</text:span>(<text:span text:style-name="T8">"</text:span><text:span text:style-name="T20">hitPayload</text:span><text:span text:style-name="T8">"</text:span>))<text:span text:style-name="T8">;</text:span></text:p>
      <text:p text:style-name="P4"/>
      <text:p text:style-name="P1"><text:span text:style-name="T10">tracker</text:span><text:span text:style-name="T8">.</text:span><text:span text:style-name="T18">set</text:span>(<text:span text:style-name="T8">"</text:span><text:span text:style-name="T20">BigQueryStreaming</text:span><text:span text:style-name="T8">",</text:span><text:span text:style-name="T16">!</text:span><text:span text:style-name="T14">0</text:span>)<text:span text:style-name="T8">}</text:span>)<text:span text:style-name="T8">}}</text:span></text:p>
      <text:p text:style-name="P5">}</text:p>
      <text:p text:style-name="P1"><text:span text:style-name="T1">/*</text:span><text:span text:style-name="T4">__exempl__</text:span><text:span text:style-name="T1">*/</text:span></text:p>
      <text:p text:style-name="P4"/>
      <text:p text:style-name="P1"><text:span text:style-name="T12">function</text:span><text:span text:style-name="T8">()</text:span> <text:span text:style-name="T8">{</text:span></text:p>
      <text:p text:style-name="P1"><text:span text:style-name="T12">return</text:span> <text:span text:style-name="T12">function</text:span><text:span text:style-name="T8">(</text:span><text:span text:style-name="T14">tracker</text:span><text:span text:style-name="T8">){</text:span></text:p>
      <text:p text:style-name="P4"/>
      <text:p text:style-name="P1"><text:span text:style-name="T8">if</text:span>(<text:span text:style-name="T8">"</text:span><text:span text:style-name="T20">undefined</text:span><text:span text:style-name="T8">"</text:span><text:span text:style-name="T16">===</text:span><text:span text:style-name="T22">typeof</text:span> <text:span text:style-name="T10">tracker</text:span><text:span text:style-name="T8">.</text:span><text:span text:style-name="T18">get</text:span>(<text:span text:style-name="T8">"</text:span><text:span text:style-name="T20">OWOXBIStreaming</text:span><text:span text:style-name="T8">"</text:span>))<text:span text:style-name="T8">{</text:span></text:p>
      <text:p text:style-name="P1"><text:span text:style-name="T10">tracker</text:span><text:span text:style-name="T8">.</text:span><text:span text:style-name="T18">set</text:span>(<text:span text:style-name="T8">"</text:span><text:span text:style-name="T20">dimension2</text:span><text:span text:style-name="T8">",</text:span><text:span text:style-name="T10">tracker</text:span><text:span text:style-name="T8">.</text:span><text:span text:style-name="T18">get</text:span>(<text:span text:style-name="T8">"</text:span><text:span text:style-name="T20">clientId</text:span><text:span text:style-name="T8">"</text:span>))<text:span text:style-name="T8">;</text:span> </text:p>
      <text:p text:style-name="P1"><text:span text:style-name="T12">var</text:span> <text:span text:style-name="T10">f</text:span><text:span text:style-name="T16">=</text:span><text:span text:style-name="T10">tracker</text:span><text:span text:style-name="T8">.</text:span><text:span text:style-name="T18">get</text:span>(<text:span text:style-name="T8">"</text:span><text:span text:style-name="T20">sendHitTask</text:span><text:span text:style-name="T8">"</text:span>)<text:span text:style-name="T8">,</text:span></text:p>
      <text:p text:style-name="P1"><text:span text:style-name="T18">h</text:span><text:span text:style-name="T16">=</text:span><text:span text:style-name="T12">function</text:span><text:span text:style-name="T8">(){</text:span><text:span text:style-name="T12">function</text:span> <text:span text:style-name="T18">d</text:span><text:span text:style-name="T8">(</text:span><text:span text:style-name="T14">c</text:span><text:span text:style-name="T8">){</text:span></text:p>
      <text:p text:style-name="P1"><text:span text:style-name="T10">vara</text:span><text:span text:style-name="T16">=!</text:span><text:span text:style-name="T14">1</text:span><text:span text:style-name="T8">;</text:span></text:p>
      <text:p text:style-name="P1"><text:span text:style-name="T8">try{</text:span><text:span text:style-name="T10">document</text:span><text:span text:style-name="T8">.</text:span><text:span text:style-name="T18">createElement</text:span>(<text:span text:style-name="T8">"</text:span><text:span text:style-name="T20">img</text:span><text:span text:style-name="T8">"</text:span>)<text:span text:style-name="T8">.</text:span><text:span text:style-name="T10">src</text:span><text:span text:style-name="T16">=</text:span><text:span text:style-name="T18">e</text:span>(<text:span text:style-name="T16">!</text:span><text:span text:style-name="T14">0</text:span>)<text:span text:style-name="T16">+</text:span><text:span text:style-name="T8">"</text:span><text:span text:style-name="T20">?</text:span><text:span text:style-name="T8">"</text:span><text:span text:style-name="T16">+</text:span><text:span text:style-name="T10">c</text:span><text:span text:style-name="T8">,</text:span><text:span text:style-name="T10">a</text:span><text:span text:style-name="T16">=!</text:span><text:span text:style-name="T14">0</text:span><text:span text:style-name="T8">}catch</text:span>(<text:span text:style-name="T10">k</text:span>)<text:span text:style-name="T8">{}</text:span><text:span text:style-name="T12">return</text:span> <text:span text:style-name="T10">a</text:span><text:span text:style-name="T8">}</text:span><text:span text:style-name="T12">function</text:span> <text:span text:style-name="T18">e</text:span><text:span text:style-name="T8">(</text:span><text:span text:style-name="T14">c</text:span><text:span text:style-name="T8">)</text:span></text:p>
      <text:p text:style-name="P5">{</text:p>
      <text:p text:style-name="P1"><text:span text:style-name="T12">var</text:span> <text:span text:style-name="T10">a</text:span><text:span text:style-name="T16">=</text:span><text:span text:style-name="T8">"</text:span><text:span text:style-name="T20">https://google-analytics.bi.owox.com/</text:span><text:span text:style-name="T8">"</text:span><text:span text:style-name="T16">+</text:span><text:span text:style-name="T18">encodeURIComponent</text:span>(<text:span text:style-name="T10">tracker</text:span><text:span text:style-name="T8">.</text:span><text:span text:style-name="T18">get</text:span>(<text:span text:style-name="T8">"</text:span><text:span text:style-name="T20">trackingId</text:span><text:span text:style-name="T8">"</text:span>))<text:span text:style-name="T8">;</text:span></text:p>
      <text:p text:style-name="P1"><text:span text:style-name="T10">c</text:span><text:span text:style-name="T16">||</text:span>(<text:span text:style-name="T10">a</text:span><text:span text:style-name="T16">+=</text:span><text:span text:style-name="T8">"</text:span><text:span text:style-name="T20">?tid=</text:span><text:span text:style-name="T8">"</text:span><text:span text:style-name="T16">+</text:span><text:span text:style-name="T18">encodeURIComponent</text:span>(<text:span text:style-name="T10">tracker</text:span><text:span text:style-name="T8">.</text:span><text:span text:style-name="T18">get</text:span>(<text:span text:style-name="T8">"</text:span><text:span text:style-name="T20">trackingId</text:span><text:span text:style-name="T8">"</text:span>)))<text:span text:style-name="T8">;</text:span></text:p>
      <text:p text:style-name="P1"><text:span text:style-name="T12">return</text:span> <text:span text:style-name="T10">a</text:span><text:span text:style-name="T8">}</text:span></text:p>
      <text:p text:style-name="P1"><text:span text:style-name="T12">return</text:span><text:span text:style-name="T8">{</text:span><text:span text:style-name="T24">send</text:span><text:span text:style-name="T8">:</text:span><text:span text:style-name="T12">function</text:span><text:span text:style-name="T8">(</text:span><text:span text:style-name="T14">c</text:span><text:span text:style-name="T8">){</text:span><text:span text:style-name="T10">vara</text:span><text:span text:style-name="T8">;</text:span></text:p>
      <text:p text:style-name="P1"><text:span text:style-name="T8">if</text:span>(<text:span text:style-name="T16">!</text:span>(<text:span text:style-name="T10">a</text:span><text:span text:style-name="T16">=</text:span><text:span text:style-name="T14">2036</text:span><text:span text:style-name="T16">&gt;=</text:span><text:span text:style-name="T10">c</text:span><text:span text:style-name="T8">.</text:span><text:span text:style-name="T24">length</text:span><text:span text:style-name="T16">&amp;&amp;</text:span><text:span text:style-name="T18">d</text:span>(<text:span text:style-name="T10">c</text:span>)))<text:span text:style-name="T8">{</text:span><text:span text:style-name="T10">a</text:span><text:span text:style-name="T16">=!</text:span><text:span text:style-name="T14">1</text:span><text:span text:style-name="T8">;</text:span></text:p>
      <text:p text:style-name="P1"><text:span text:style-name="T8">try{</text:span><text:span text:style-name="T10">a</text:span><text:span text:style-name="T16">=</text:span><text:span text:style-name="T10">navigator</text:span><text:span text:style-name="T8">.</text:span><text:span text:style-name="T10">sendBeacon</text:span><text:span text:style-name="T16">&amp;&amp;</text:span><text:span text:style-name="T10">navigator</text:span><text:span text:style-name="T8">.</text:span><text:span text:style-name="T18">sendBeacon</text:span>(<text:span text:style-name="T18">e</text:span>()<text:span text:style-name="T8">,</text:span></text:p>
      <text:p text:style-name="P1"><text:span text:style-name="T10">c</text:span>)<text:span text:style-name="T8">}catch</text:span>(<text:span text:style-name="T10">g</text:span>)<text:span text:style-name="T8">{}}</text:span></text:p>
      <text:p text:style-name="P1"><text:span text:style-name="T8">if</text:span>(<text:span text:style-name="T16">!</text:span><text:span text:style-name="T10">a</text:span>)<text:span text:style-name="T8">{</text:span><text:span text:style-name="T10">a</text:span><text:span text:style-name="T16">=!</text:span><text:span text:style-name="T14">1</text:span><text:span text:style-name="T8">;</text:span><text:span text:style-name="T12">var</text:span> <text:span text:style-name="T10">b</text:span><text:span text:style-name="T8">;</text:span></text:p>
      <text:p text:style-name="P4"/>
      <text:p text:style-name="P1"><text:span text:style-name="T8">try{</text:span><text:span text:style-name="T10">window</text:span><text:span text:style-name="T8">.</text:span><text:span text:style-name="T10">XMLHttpRequest</text:span><text:span text:style-name="T16">&amp;&amp;</text:span><text:span text:style-name="T8">"</text:span><text:span text:style-name="T20">withCredentials</text:span><text:span text:style-name="T8">"</text:span><text:span text:style-name="T18">in</text:span>(<text:span text:style-name="T10">b</text:span><text:span text:style-name="T16">=</text:span><text:span text:style-name="T22">new</text:span></text:p>
      <text:p text:style-name="P1"><text:span text:style-name="T10">XMLHttpRequest</text:span>)<text:span text:style-name="T16">&amp;&amp;</text:span>(<text:span text:style-name="T10">b</text:span><text:span text:style-name="T8">.</text:span><text:span text:style-name="T18">open</text:span>(<text:span text:style-name="T8">"</text:span><text:span text:style-name="T20">POST</text:span><text:span text:style-name="T8">",</text:span><text:span text:style-name="T18">e</text:span>()<text:span text:style-name="T8">,</text:span><text:span text:style-name="T16">!</text:span><text:span text:style-name="T14">0</text:span>)<text:span text:style-name="T8">,</text:span><text:span text:style-name="T10">b</text:span><text:span text:style-name="T8">.</text:span><text:span text:style-name="T18">setRequestHeader</text:span>(<text:span text:style-name="T8">"</text:span><text:span text:style-name="T20">Content</text:span><text:span text:style-name="T10">-</text:span></text:p>
      <text:p text:style-name="P1"><text:span text:style-name="T10">Type</text:span><text:span text:style-name="T8">"</text:span><text:span text:style-name="T20">,</text:span><text:span text:style-name="T8">"</text:span><text:span text:style-name="T10">text</text:span><text:span text:style-name="T16">/</text:span><text:span text:style-name="T10">plain</text:span><text:span text:style-name="T8">"</text:span><text:span text:style-name="T20">),b.send(c),a=!0)}catch(g){}}return a||d(c)}}} </text:span></text:p>
      <text:p text:style-name="P1">();<text:span text:style-name="T10">tracker</text:span><text:span text:style-name="T8">.</text:span><text:span text:style-name="T18">set</text:span>(<text:span text:style-name="T8">"</text:span><text:span text:style-name="T20">sendHitTask</text:span><text:span text:style-name="T8">",</text:span><text:span text:style-name="T12">function</text:span><text:span text:style-name="T8">(</text:span><text:span text:style-name="T14">d</text:span><text:span text:style-name="T8">)</text:span></text:p>
      <text:p text:style-name="P1"><text:span text:style-name="T8">{</text:span><text:span text:style-name="T18">f</text:span>(<text:span text:style-name="T10">d</text:span>)<text:span text:style-name="T8">;</text:span><text:span text:style-name="T10">h</text:span><text:span text:style-name="T8">.</text:span><text:span text:style-name="T18">send</text:span>(<text:span text:style-name="T10">d</text:span><text:span text:style-name="T8">.</text:span><text:span text:style-name="T18">get</text:span>(<text:span text:style-name="T8">"</text:span><text:span text:style-name="T20">hitPayload</text:span><text:span text:style-name="T8">"</text:span>))<text:span text:style-name="T8">;</text:span><text:span text:style-name="T10">tracker</text:span><text:span text:style-name="T8">.</text:span><text:span text:style-name="T18">set</text:span>(<text:span text:style-name="T8">"</text:span><text:span text:style-name="T20">OWOXBIStreaming</text:span><text:span text:style-name="T8">",</text:span><text:span text:style-name="T16">!</text:span><text:span text:style-name="T14">0</text:span>)<text:span text:style-name="T8">}</text:span>)}}</text:p>
      <text:p text:style-name="P1">}</text:p>
      <text:p text:style-name="P5"/>
      <text:p text:style-name="P8"/>
      <text:p text:style-name="P7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cm" fo:margin-bottom="2.54cm" fo:margin-left="2.54cm" fo:margin-right="2.54cm" style:writing-mode="lr-tb" style:layout-grid-color="#c0c0c0" style:layout-grid-lines="2641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16T21:34:32.027086560</dc:date>
    <meta:editing-duration>PT3H3M18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4" meta:paragraph-count="150" meta:word-count="426" meta:character-count="5793" meta:non-whitespace-character-count="5512"/>
  </office:meta>
</office:document-meta>
</file>